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74c6a" officeooo:paragraph-rsid="00274c6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a7507" officeooo:paragraph-rsid="002a750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2ed968" officeooo:paragraph-rsid="002ed968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0733c" officeooo:paragraph-rsid="0030733c" fo:background-color="transparent"/>
    </style:style>
    <style:style style:name="P5" style:family="paragraph" style:parent-style-name="Standard">
      <style:paragraph-properties fo:text-align="justify" style:justify-single-word="false"/>
      <style:text-properties officeooo:rsid="002bda7b" officeooo:paragraph-rsid="002bda7b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2d61c8" officeooo:paragraph-rsid="002d61c8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183b55" officeooo:paragraph-rsid="00330926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3b55" officeooo:paragraph-rsid="0033092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7507" officeooo:paragraph-rsid="002a750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4c6a" officeooo:paragraph-rsid="00330926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4ee6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0733c" officeooo:paragraph-rsid="0030733c" fo:background-color="transparent"/>
    </style:style>
    <style:style style:name="P16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#820f71"/>
    </style:style>
    <style:style style:name="P17" style:family="paragraph" style:parent-style-name="Standard">
      <style:paragraph-properties fo:text-align="justify" style:justify-single-word="false"/>
      <style:text-properties fo:color="#000000" fo:font-weight="bold" officeooo:rsid="0030733c" officeooo:paragraph-rsid="0030733c" fo:background-color="transparen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transparent"/>
    </style:style>
    <style:style style:name="P19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20" style:family="paragraph" style:parent-style-name="Standard">
      <style:paragraph-properties fo:text-align="justify" style:justify-single-word="false"/>
      <style:text-properties officeooo:rsid="0005d9b0" officeooo:paragraph-rsid="0005d9b0"/>
    </style:style>
    <style:style style:name="P21" style:family="paragraph" style:parent-style-name="Standard">
      <style:paragraph-properties fo:text-align="justify" style:justify-single-word="false"/>
      <style:text-properties officeooo:rsid="0030733c" officeooo:paragraph-rsid="0030733c"/>
    </style:style>
    <style:style style:name="P22" style:family="paragraph" style:parent-style-name="Standard">
      <style:paragraph-properties fo:text-align="justify" style:justify-single-word="false"/>
      <style:text-properties officeooo:rsid="00183b55" officeooo:paragraph-rsid="00330926"/>
    </style:style>
    <style:style style:name="P23" style:family="paragraph" style:parent-style-name="Standard">
      <style:paragraph-properties fo:text-align="justify" style:justify-single-word="false"/>
      <style:text-properties officeooo:rsid="0023b44d" officeooo:paragraph-rsid="000790ce" fo:background-color="#fff200"/>
    </style:style>
    <style:style style:name="P24" style:family="paragraph" style:parent-style-name="Standard">
      <style:paragraph-properties fo:text-align="justify" style:justify-single-word="false"/>
      <style:text-properties officeooo:rsid="00183b55" officeooo:paragraph-rsid="00330926" fo:background-color="#ffffff"/>
    </style:style>
    <style:style style:name="P25" style:family="paragraph" style:parent-style-name="Standard">
      <style:paragraph-properties fo:text-align="justify" style:justify-single-word="false"/>
      <style:text-properties officeooo:rsid="002ed968" officeooo:paragraph-rsid="002ed968" fo:background-color="#ffffff"/>
    </style:style>
    <style:style style:name="P26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30733c" officeooo:paragraph-rsid="0030733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2a7507" officeooo:paragraph-rsid="002a7507"/>
    </style:style>
    <style:style style:name="P29" style:family="paragraph" style:parent-style-name="Standard">
      <style:paragraph-properties fo:text-align="justify" style:justify-single-word="false"/>
      <style:text-properties officeooo:rsid="00274c6a" officeooo:paragraph-rsid="00274c6a"/>
    </style:style>
    <style:style style:name="P30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25a6b2" officeooo:paragraph-rsid="0025a6b2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officeooo:rsid="0025a6b2" officeooo:paragraph-rsid="0025a6b2"/>
    </style:style>
    <style:style style:name="P32" style:family="paragraph" style:parent-style-name="Standard">
      <style:paragraph-properties fo:text-align="justify" style:justify-single-word="false"/>
      <style:text-properties fo:color="#ce181e" officeooo:rsid="0025a6b2" officeooo:paragraph-rsid="0025a6b2" fo:background-color="transparent"/>
    </style:style>
    <style:style style:name="P33" style:family="paragraph" style:parent-style-name="Standard">
      <style:paragraph-properties fo:text-align="justify" style:justify-single-word="false"/>
      <style:text-properties officeooo:rsid="00134237" officeooo:paragraph-rsid="00134237"/>
    </style:style>
    <style:style style:name="P34" style:family="paragraph" style:parent-style-name="Standard">
      <style:paragraph-properties fo:text-align="justify" style:justify-single-word="false"/>
      <style:text-properties officeooo:rsid="00330926" officeooo:paragraph-rsid="00330926"/>
    </style:style>
    <style:style style:name="P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55ec2" officeooo:paragraph-rsid="00355ec2" fo:background-color="transparent"/>
    </style:style>
    <style:style style:name="P3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0926" officeooo:paragraph-rsid="0036e5d6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6e5d6"/>
    </style:style>
    <style:style style:name="P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6e5d6" officeooo:paragraph-rsid="0036e5d6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underline-style="none" officeooo:rsid="00355ec2" officeooo:paragraph-rsid="00355ec2" fo:background-color="transparent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bold" officeooo:rsid="00355ec2" officeooo:paragraph-rsid="00355ec2" fo:background-color="transparent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0fd682" officeooo:paragraph-rsid="0015f16f"/>
    </style:style>
    <style:style style:name="P42" style:family="paragraph" style:parent-style-name="Standard">
      <style:paragraph-properties fo:text-align="justify" style:justify-single-word="false"/>
      <style:text-properties officeooo:rsid="000fd682" officeooo:paragraph-rsid="0036e5d6"/>
    </style:style>
    <style:style style:name="P43" style:family="paragraph" style:parent-style-name="Standard">
      <style:paragraph-properties fo:text-align="justify" style:justify-single-word="false"/>
      <style:text-properties officeooo:rsid="00330926" officeooo:paragraph-rsid="0036e5d6"/>
    </style:style>
    <style:style style:name="P44" style:family="paragraph" style:parent-style-name="Standard">
      <style:paragraph-properties fo:text-align="justify" style:justify-single-word="false"/>
      <style:text-properties officeooo:rsid="00134237" officeooo:paragraph-rsid="00330926"/>
    </style:style>
    <style:style style:name="P45" style:family="paragraph" style:parent-style-name="Standard">
      <style:paragraph-properties fo:text-align="justify" style:justify-single-word="false"/>
      <style:text-properties officeooo:rsid="00134237" officeooo:paragraph-rsid="0036e5d6"/>
    </style:style>
    <style:style style:name="P46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47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officeooo:rsid="0009cc10"/>
    </style:style>
    <style:style style:name="T2" style:family="text">
      <style:text-properties officeooo:rsid="0010059d"/>
    </style:style>
    <style:style style:name="T3" style:family="text">
      <style:text-properties officeooo:rsid="00104698"/>
    </style:style>
    <style:style style:name="T4" style:family="text">
      <style:text-properties officeooo:rsid="00204c77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d61c8"/>
    </style:style>
    <style:style style:name="T8" style:family="text">
      <style:text-properties officeooo:rsid="00274c6a"/>
    </style:style>
    <style:style style:name="T9" style:family="text">
      <style:text-properties officeooo:rsid="0027c067"/>
    </style:style>
    <style:style style:name="T10" style:family="text">
      <style:text-properties officeooo:rsid="002877f1"/>
    </style:style>
    <style:style style:name="T11" style:family="text">
      <style:text-properties officeooo:rsid="002a7507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61c8" style:font-weight-asian="normal" style:font-weight-complex="normal"/>
    </style:style>
    <style:style style:name="T15" style:family="text">
      <style:text-properties style:text-underline-style="none" fo:font-weight="normal" officeooo:rsid="00330926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05d9b0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0" style:family="text">
      <style:text-properties fo:color="#000000" style:text-line-through-style="none" style:text-line-through-type="none" style:text-underline-style="none" fo:font-weight="normal" fo:background-color="#ffffff" loext:char-shading-value="0" style:font-weight-asian="normal" style:font-weight-complex="normal"/>
    </style:style>
    <style:style style:name="T21" style:family="text">
      <style:text-properties fo:color="#000000" style:text-line-through-style="none" style:text-line-through-type="none" style:text-underline-style="none" fo:font-weight="normal" officeooo:rsid="0025a6b2" fo:background-color="#ffffff" loext:char-shading-value="0" style:font-weight-asian="normal" style:font-weight-complex="normal"/>
    </style:style>
    <style:style style:name="T22" style:family="text">
      <style:text-properties fo:color="#000000" style:text-line-through-style="none" style:text-line-through-type="none" style:text-underline-style="none" fo:font-weight="normal" officeooo:rsid="00274c6a" fo:background-color="#ffffff" loext:char-shading-value="0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officeooo:rsid="002d61c8" fo:background-color="#ffffff" loext:char-shading-value="0" style:font-weight-asian="normal" style:font-weight-complex="normal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74c6a" fo:background-color="#ffffff" loext:char-shading-value="0"/>
    </style:style>
    <style:style style:name="T26" style:family="text">
      <style:text-properties officeooo:rsid="002a7507" fo:background-color="#ffffff" loext:char-shading-value="0"/>
    </style:style>
    <style:style style:name="T27" style:family="text">
      <style:text-properties officeooo:rsid="0023b44d" fo:background-color="#ffffff" loext:char-shading-value="0"/>
    </style:style>
    <style:style style:name="T28" style:family="text">
      <style:text-properties officeooo:rsid="00330926" fo:background-color="#ffffff" loext:char-shading-value="0"/>
    </style:style>
    <style:style style:name="T29" style:family="text">
      <style:text-properties fo:font-weight="bold" fo:background-color="#ffffff" loext:char-shading-value="0" style:font-weight-asian="bold" style:font-weight-complex="bold"/>
    </style:style>
    <style:style style:name="T30" style:family="text">
      <style:text-properties fo:font-weight="bold" officeooo:rsid="0023b44d" fo:background-color="#ffffff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officeooo:rsid="00320363"/>
    </style:style>
    <style:style style:name="T34" style:family="text">
      <style:text-properties officeooo:rsid="00330926"/>
    </style:style>
    <style:style style:name="T35" style:family="text">
      <style:text-properties officeooo:rsid="0034c2c7"/>
    </style:style>
    <style:style style:name="T36" style:family="text">
      <style:text-properties officeooo:rsid="0034ee62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UYEURE Lucien</text:p>
      <text:p text:style-name="P2">BUON Romane</text:p>
      <text:p text:style-name="P2">PAULMERY Yann</text:p>
      <text:p text:style-name="P2"/>
      <text:p text:style-name="P9">Conduite de projet : Rogue-like</text:p>
      <text:p text:style-name="P10"/>
      <text:p text:style-name="P11">Premières réflexions :<text:span text:style-name="T12"> </text:span></text:p>
      <text:p text:style-name="P28">Création d’un<text:span text:style-name="T17"> labyrinthe aléatoire par niveau (3 niveaux ou plus si le temps nous le permet).</text:span></text:p>
      <text:p text:style-name="P20"/>
      <text:p text:style-name="P28">Message à afficher au lancement du jeu :</text:p>
      <text:p text:style-name="P20">« <text:span text:style-name="T1">Pour une meilleure expérience de jeu, mettez votre terminal en plein écran »</text:span></text:p>
      <text:p text:style-name="P20"/>
      <text:p text:style-name="P19">P<text:span text:style-name="T11">our le l</text:span>abyrinthe : </text:p>
      <text:p text:style-name="P19"><draw:custom-shape text:anchor-type="paragraph" draw:z-index="0" draw:name="Forme4" draw:style-name="gr1" draw:text-style-name="P48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3">s</text:span> de vérification <text:span text:style-name="T2">d</text:span>e la map :</text:p>
      <text:p text:style-name="P19"><text:tab/><text:tab/>C<text:span text:style-name="T2">ouloirs donnent sur des pièces</text:span></text:p>
      <text:p text:style-name="P19"><draw:frame text:anchor-type="paragraph" draw:z-index="1" draw:name="Forme5" draw:style-name="gr2" draw:text-style-name="P49" svg:width="9.349cm" svg:height="0.953cm" svg:x="9.095cm" svg:y="0.282cm"><draw:text-box><text:p>Intégrées dans les fonctions de création</text:p></draw:text-box></draw:frame><text:tab/><text:tab/><text:span text:style-name="T2">Couloirs ne se croisent pas</text:span></text:p>
      <text:p text:style-name="P19"><text:tab/><text:tab/><text:span text:style-name="T2">Toutes les pièces communiquent</text:span></text:p>
      <text:p text:style-name="P19"><text:tab/><text:tab/><text:span text:style-name="T3">Taille des pièces correcte</text:span></text:p>
      <text:p text:style-name="P19"><text:tab/><text:tab/>...</text:p>
      <text:p text:style-name="P19"/>
      <text:p text:style-name="P36">Améliorations possibles :</text:p>
      <text:p text:style-name="P43">- <text:span text:style-name="T35">Interface graphique (Lucien)</text:span></text:p>
      <text:p text:style-name="P43">- <text:span text:style-name="T36">Écran d’accueil (nom du jeu, ‘‘Start’’, ‘‘Quit’’, noms des créateurs du jeu, options)</text:span></text:p>
      <text:p text:style-name="P43">- <text:span text:style-name="T36">Ajout de monstres</text:span></text:p>
      <text:p text:style-name="P43">- <text:span text:style-name="T36">Ajout de pièges</text:span></text:p>
      <text:p text:style-name="P43">- <text:span text:style-name="T36">Jauge</text:span></text:p>
      <text:p text:style-name="P43">- <text:span text:style-name="T36">Découverte de la map au fur et à mesure de l’avancée dans le jeu</text:span></text:p>
      <text:p text:style-name="P43">- <text:span text:style-name="T36">Plus de niveaux</text:span></text:p>
      <text:p text:style-name="P42"/>
      <text:p text:style-name="P37">Symboles utilisés dans le jeu :</text:p>
      <text:p text:style-name="P45">- délimitation de la carte : <text:s/><text:span text:style-name="T36"># = +</text:span></text:p>
      <text:p text:style-name="P45">- couloir<text:span text:style-name="T36">s </text:span>: <text:s/><text:span text:style-name="T36">| -</text:span></text:p>
      <text:p text:style-name="P45">- portes : <text:s/>P</text:p>
      <text:p text:style-name="P45">- perso<text:span text:style-name="T36">nnage</text:span> : <text:s/>@</text:p>
      <text:p text:style-name="P45">- mur<text:span text:style-name="T36">s droite et gauche </text:span>: <text:s/>|</text:p>
      <text:p text:style-name="P45">- mur<text:span text:style-name="T36">s</text:span> haut et bas : <text:s/>-</text:p>
      <text:p text:style-name="P45">- angles : <text:s/>+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><text:soft-page-break/>Planning :</text:p>
      <text:p text:style-name="P19"/>
      <text:p text:style-name="P29"><text:span text:style-name="T18">Premières séances :</text:span><text:span text:style-name="T13"> </text:span></text:p>
      <text:p text:style-name="P1"/>
      <text:p text:style-name="P2">Tâches terminées :</text:p>
      <text:p text:style-name="P28"><text:span text:style-name="T13">- Placement d’un trésor dans une pièce de la map </text:span><text:span text:style-name="T14">(Lucien)</text:span></text:p>
      <text:p text:style-name="P28"><text:span text:style-name="T13">- Placement des pièces dans la map, </text:span><text:span text:style-name="T19">de manière fixe</text:span><text:span text:style-name="T13">. S</text:span><text:span text:style-name="T21">uite à quelques question</text:span><text:span text:style-name="T20">s posées</text:span><text:span text:style-name="T21"> </text:span><text:span text:style-name="T20">à</text:span><text:span text:style-name="T21"> Loïc B</text:span><text:span text:style-name="T20">arrault</text:span><text:span text:style-name="T21"> nous avons décid</text:span><text:span text:style-name="T20">é</text:span><text:span text:style-name="T21"> de revoir nos plans </text:span><text:span text:style-name="T22">et d’intégrer le caractère aléatoire </text:span><text:span text:style-name="T20">à</text:span><text:span text:style-name="T22"> nos pièces et nos couloirs. </text:span><text:span text:style-name="T23">(Romane)</text:span></text:p>
      <text:p text:style-name="P30"><text:span text:style-name="T6">- </text:span><text:span text:style-name="T11">Placement des c</text:span>ouloirs <text:span text:style-name="T11">de manière </text:span>fixe<text:span text:style-name="T6"> </text:span><text:span text:style-name="T7">(Yann)</text:span></text:p>
      <text:p text:style-name="P31"/>
      <text:p text:style-name="P32">Nous avons <text:span text:style-name="T11">demandé de l’aide</text:span> à Loïc <text:span text:style-name="T8">Barrault concernant le caractère aléatoire de notre projet. </text:span><text:span text:style-name="T25">Nous avons réussi avec son aide a déterminer les modifications à apporter à notre projet. </text:span><text:span text:style-name="T26">Nous avons donc décidé de créer des maps générées aléatoirement.</text:span></text:p>
      <text:p text:style-name="P23"/>
      <text:p text:style-name="P12">Séances du 28/02 <text:span text:style-name="T9">au 19/03 </text:span>:</text:p>
      <text:p text:style-name="P5"><text:span text:style-name="T16">Romane :</text:span><text:span text:style-name="T13"> </text:span><text:span text:style-name="T15">g</text:span><text:span text:style-name="T27">érer le placement quasiment aléatoire des pièces et des portes : finitions en cours (très prochainement)</text:span></text:p>
      <text:p text:style-name="P6"><text:span text:style-name="T30">L</text:span><text:span text:style-name="T29">ucien :</text:span><text:span text:style-name="T24"> installation et intégration de SDL </text:span></text:p>
      <text:p text:style-name="P3"><text:span text:style-name="T29">Yann (et Romane) :</text:span><text:span text:style-name="T24"> programmation de l’algorithme Dijkstra qui permet de placer aléatoirement les couloirs entre deux portes (situées dans deux pièces différentes) de manière optimale</text:span></text:p>
      <text:p text:style-name="P25"/>
      <text:p text:style-name="P4"><text:span text:style-name="T29">Tous ensemble (si les tâches sont terminées) :</text:span><text:span text:style-name="T24"> Débogage (très important pour pouvoir lancer une session de test du jeu)</text:span></text:p>
      <text:p text:style-name="P26"/>
      <text:p text:style-name="P8">Pour la séance <text:span text:style-name="T8">du 16/03 </text:span>: </text:p>
      <text:p text:style-name="P22"><text:span text:style-name="T31">Romane :</text:span> <text:span text:style-name="T4">débogage et correction du programme map_niveau3</text:span></text:p>
      <text:p text:style-name="P22"><text:span text:style-name="T31">Yann :</text:span> <text:span text:style-name="T33">programmation de l’algorithme de Dijkstra</text:span></text:p>
      <text:p text:style-name="P24"><text:span text:style-name="T31">Lucien :</text:span><text:span text:style-name="T24"> </text:span><text:span text:style-name="T33">installation de SDL</text:span></text:p>
      <text:p text:style-name="P26"/>
      <text:p text:style-name="P13">Pour la s<text:span text:style-name="T10">é</text:span>ance de 19/03 :</text:p>
      <text:p text:style-name="P22"><text:span text:style-name="T31">Romane :</text:span> <text:span text:style-name="T34">terminer le placement des portes</text:span></text:p>
      <text:p text:style-name="P22"><text:span text:style-name="T31">Yann :</text:span> <text:span text:style-name="T34">avancer dans la programmation de l’algorithme de Dijkstra</text:span></text:p>
      <text:p text:style-name="P7"><text:span text:style-name="T29">Lucien :</text:span><text:span text:style-name="T24"> </text:span><text:span text:style-name="T28">terminer l’installation de </text:span><text:span text:style-name="T25">SDL + débogage (si </text:span><text:span text:style-name="T28">l’installation de </text:span><text:span text:style-name="T25">SDL </text:span><text:span text:style-name="T28">est </text:span><text:span text:style-name="T25">terminé</text:span><text:span text:style-name="T28">e</text:span><text:span text:style-name="T25">)</text:span></text:p>
      <text:p text:style-name="P15"/>
      <text:p text:style-name="P35">Séance du 27/03 :</text:p>
      <text:p text:style-name="P40">Lucien :</text:p>
      <text:p text:style-name="P39"><text:tab/>- SDL</text:p>
      <text:p text:style-name="P39"><text:tab/>- Débogage</text:p>
      <text:p text:style-name="P40">Yann :</text:p>
      <text:p text:style-name="P39"><text:tab/>- Dijkstra</text:p>
      <text:p text:style-name="P40">Romane :</text:p>
      <text:p text:style-name="P39"><text:tab/>- Documentation Doxygen</text:p>
      <text:p text:style-name="P39">- SDL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<text:soft-page-break/>Séances suivantes :</text:p>
      <text:p text:style-name="P17">Yann :</text:p>
      <text:p text:style-name="P16"><text:span text:style-name="T32"><text:tab/></text:span><text:span text:style-name="T5">- Déplacement du personnage dans la map</text:span></text:p>
      <text:p text:style-name="P18"><text:tab/>- Rafraîchissement de la page à chaque déplacement (solution moins fluide mais elle <text:tab/><text:tab/>possède une meilleure complexité)</text:p>
      <text:p text:style-name="P18"><text:tab/>- Décompte du temps (utilisation de fonctions dans time.h</text:p>
      <text:p text:style-name="P17">Lucien :</text:p>
      <text:p text:style-name="P18"><text:tab/>- hitbox (pour que le personnage ne puisse pas se déplacer dans les murs)</text:p>
      <text:p text:style-name="P18"><text:tab/>- compteur de trésors (simple fonction de comptage avec incrémentation d’un compteur)</text:p>
      <text:p text:style-name="P27">Romane :</text:p>
      <text:p text:style-name="P21"><text:tab/>- <text:span text:style-name="T34">Légendes du jeu (légende claire et évolutive si nous avons le temps d’ajouter des monstres <text:tab/>ou des pièges)</text:span></text:p>
      <text:p text:style-name="P21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27T16:14:23.389509899</dc:date>
    <meta:editing-duration>PT5H15M11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530" meta:character-count="3041" meta:non-whitespace-character-count="2545"/>
  </office:meta>
</office:document-meta>
</file>